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9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18cm"/>
    </style:style>
    <style:style style:name="co4" style:family="table-column">
      <style:table-column-properties fo:break-before="auto" style:column-width="9.407cm"/>
    </style:style>
    <style:style style:name="co5" style:family="table-column">
      <style:table-column-properties fo:break-before="auto" style:column-width="2.037cm"/>
    </style:style>
    <style:style style:name="co6" style:family="table-column">
      <style:table-column-properties fo:break-before="auto" style:column-width="11.058cm"/>
    </style:style>
    <style:style style:name="co7" style:family="table-column">
      <style:table-column-properties fo:break-before="auto" style:column-width="4.9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8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108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08"/>
    <style:style style:name="ce6" style:family="table-cell" style:parent-style-name="Default" style:data-style-name="N108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Al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18" table:default-cell-style-name="Default"/>
        <table:table-row table:style-name="ro1">
          <table:table-cell table:style-name="ce1"/>
          <table:table-cell table:style-name="ce1" office:value-type="string">
            <text:p>Total hours:</text:p>
          </table:table-cell>
          <table:table-cell table:style-name="ce3" table:formula="of:=SUM([.H4:.H100])" office:value-type="time" office:time-value="PT139H40M00S">
            <text:p>19.40</text:p>
          </table:table-cell>
          <table:table-cell table:style-name="ce4" office:value-type="string">
            <text:p>Total days:</text:p>
          </table:table-cell>
          <table:table-cell table:style-name="ce2" table:formula="of:=COUNTA([.H4:.H100] )" office:value-type="float" office:value="22">
            <text:p>22</text:p>
          </table:table-cell>
          <table:table-cell table:style-name="ce1"/>
          <table:table-cell table:style-name="ce3"/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1" office:value-type="string">
            <text:p>Day</text:p>
          </table:table-cell>
          <table:table-cell table:style-name="ce4" office:value-type="string">
            <text:p>Start Time</text:p>
          </table:table-cell>
          <table:table-cell table:style-name="ce4" office:value-type="string">
            <text:p>End Time</text:p>
          </table:table-cell>
          <table:table-cell table:style-name="ce1" office:value-type="string">
            <text:p>Activities</text:p>
          </table:table-cell>
          <table:table-cell table:style-name="ce1" office:value-type="string">
            <text:p>Reference</text:p>
          </table:table-cell>
          <table:table-cell table:style-name="ce4" office:value-type="string">
            <text:p>Hours</text:p>
          </table:table-cell>
          <table:table-cell table:style-name="ce4" office:value-type="string">
            <text:p>Total</text:p>
          </table:table-cell>
          <table:table-cell table:style-name="ce1" table:number-columns-repeated="101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2" office:value-type="string">
            <text:p>15 Thu Apr</text:p>
          </table:table-cell>
          <table:table-cell table:style-name="ce3" office:value-type="time" office:time-value="PT14H00M00S">
            <text:p>14.00</text:p>
          </table:table-cell>
          <table:table-cell table:style-name="ce3" office:value-type="time" office:time-value="PT14H15M00S">
            <text:p>14.15</text:p>
          </table:table-cell>
          <table:table-cell table:style-name="ce2" office:value-type="string">
            <text:p>Installazione stampante di rete</text:p>
          </table:table-cell>
          <table:table-cell table:style-name="ce2"/>
          <table:table-cell table:style-name="ce3" table:formula="of:=[.D4]-[.C4]" office:value-type="time" office:time-value="PT00H15M00S">
            <text:p>00.15</text:p>
          </table:table-cell>
          <table:table-cell table:style-name="ce4" table:formula="of:=SUM([.G4:.G6])" office:value-type="time" office:time-value="PT02H00M00S">
            <text:p>02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15M00S">
            <text:p>14.15</text:p>
          </table:table-cell>
          <table:table-cell table:style-name="ce3" office:value-type="time" office:time-value="PT15H45M00S">
            <text:p>15.45</text:p>
          </table:table-cell>
          <table:table-cell table:style-name="ce2" office:value-type="string">
            <text:p>ricerca camera stereo</text:p>
          </table:table-cell>
          <table:table-cell table:style-name="ce2"/>
          <table:table-cell table:style-name="ce3" table:formula="of:=[.D5]-[.C5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5H45M00S">
            <text:p>15.45</text:p>
          </table:table-cell>
          <table:table-cell table:style-name="ce3" office:value-type="time" office:time-value="PT16H00M00S">
            <text:p>16.00</text:p>
          </table:table-cell>
          <table:table-cell table:style-name="ce2" office:value-type="string">
            <text:p>lettura mail tra prof. Livatino e terzi</text:p>
          </table:table-cell>
          <table:table-cell table:style-name="ce2"/>
          <table:table-cell table:style-name="ce3" table:formula="of:=[.D6]-[.C6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2" office:value-type="string">
            <text:p>16 Fri Apr</text:p>
          </table:table-cell>
          <table:table-cell table:style-name="ce3" office:value-type="time" office:time-value="PT11H00M00S">
            <text:p>11.00</text:p>
          </table:table-cell>
          <table:table-cell table:style-name="ce3" office:value-type="time" office:time-value="PT11H15M00S">
            <text:p>11.15</text:p>
          </table:table-cell>
          <table:table-cell table:style-name="ce2" office:value-type="string">
            <text:p>creazione agenda</text:p>
          </table:table-cell>
          <table:table-cell table:style-name="ce2"/>
          <table:table-cell table:style-name="ce3" table:formula="of:=[.D8]-[.C8]" office:value-type="time" office:time-value="PT00H15M00S">
            <text:p>00.15</text:p>
          </table:table-cell>
          <table:table-cell table:style-name="ce4" table:formula="of:=SUM([.G8:.G11])" office:value-type="time" office:time-value="PT05H30M00S">
            <text:p>05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15M00S">
            <text:p>11.15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ricerca dati su elemetto “emagin z800 3d visor hmd”</text:p>
          </table:table-cell>
          <table:table-cell table:style-name="ce2"/>
          <table:table-cell table:style-name="ce3" table:formula="of:=[.D9]-[.C9]" office:value-type="time" office:time-value="PT01H45M00S">
            <text:p>01.4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6H30M00S">
            <text:p>16.30</text:p>
          </table:table-cell>
          <table:table-cell table:style-name="ce2" office:value-type="string">
            <text:p>ricerca altri elmetti</text:p>
          </table:table-cell>
          <table:table-cell table:style-name="ce2"/>
          <table:table-cell table:style-name="ce3" table:formula="of:=[.D10]-[.C10]" office:value-type="time" office:time-value="PT02H30M00S">
            <text:p>02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30M00S">
            <text:p>16.3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meeting con il prof. Livatino</text:p>
          </table:table-cell>
          <table:table-cell table:style-name="ce2"/>
          <table:table-cell table:style-name="ce3" table:formula="of:=[.D11]-[.C11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2" office:value-type="string">
            <text:p>19 Mon Apr</text:p>
          </table:table-cell>
          <table:table-cell table:style-name="ce3" office:value-type="time" office:time-value="PT09H15M00S">
            <text:p>09.15</text:p>
          </table:table-cell>
          <table:table-cell table:style-name="ce3" office:value-type="time" office:time-value="PT09H45M00S">
            <text:p>09.45</text:p>
          </table:table-cell>
          <table:table-cell table:style-name="ce2" office:value-type="string">
            <text:p>lettura mail e gestione lavoro</text:p>
          </table:table-cell>
          <table:table-cell table:style-name="ce2"/>
          <table:table-cell table:style-name="ce3" table:formula="of:=[.D13]-[.C13]" office:value-type="time" office:time-value="PT00H30M00S">
            <text:p>00.30</text:p>
          </table:table-cell>
          <table:table-cell table:style-name="ce4" table:formula="of:=SUM([.G13:.G19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09H45M00S">
            <text:p>09.45</text:p>
          </table:table-cell>
          <table:table-cell table:style-name="ce3" office:value-type="time" office:time-value="PT11H00M00S">
            <text:p>11.00</text:p>
          </table:table-cell>
          <table:table-cell table:style-name="ce2" office:value-type="string">
            <text:p>ricerca altri elmetti (invio mail per specifiche)</text:p>
          </table:table-cell>
          <table:table-cell table:style-name="ce2"/>
          <table:table-cell table:style-name="ce3" table:formula="of:=[.D14]-[.C14]" office:value-type="time" office:time-value="PT01H15M00S">
            <text:p>01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00M00S">
            <text:p>11.00</text:p>
          </table:table-cell>
          <table:table-cell table:style-name="ce3" office:value-type="time" office:time-value="PT12H15M00S">
            <text:p>12.15</text:p>
          </table:table-cell>
          <table:table-cell table:style-name="ce2" office:value-type="string">
            <text:p>studio tipologie display (OLED, LCOS, etc)</text:p>
          </table:table-cell>
          <table:table-cell table:style-name="ce2" office:value-type="string">
            <text:p>R1</text:p>
          </table:table-cell>
          <table:table-cell table:style-name="ce3" table:formula="of:=[.D15]-[.C15]" office:value-type="time" office:time-value="PT01H15M00S">
            <text:p>01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15M00S">
            <text:p>12.15</text:p>
          </table:table-cell>
          <table:table-cell table:style-name="ce3" office:value-type="time" office:time-value="PT12H30M00S">
            <text:p>12.30</text:p>
          </table:table-cell>
          <table:table-cell table:style-name="ce2" office:value-type="string">
            <text:p>invio mail videocamere (videre)</text:p>
          </table:table-cell>
          <table:table-cell table:style-name="ce2"/>
          <table:table-cell table:style-name="ce3" table:formula="of:=[.D16]-[.C16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30M00S">
            <text:p>12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3" table:formula="of:=[.D17]-[.C17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15M00S">
            <text:p>14.15</text:p>
          </table:table-cell>
          <table:table-cell table:style-name="ce3" office:value-type="time" office:time-value="PT15H50M00S">
            <text:p>15.50</text:p>
          </table:table-cell>
          <table:table-cell table:style-name="ce2" office:value-type="string">
            <text:p>inizio report su display type HMD</text:p>
          </table:table-cell>
          <table:table-cell table:style-name="ce2"/>
          <table:table-cell table:style-name="ce3" table:formula="of:=[.D18]-[.C18]" office:value-type="time" office:time-value="PT01H35M00S">
            <text:p>01.3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5H50M00S">
            <text:p>15.5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installazione e guida mercurial (svn)</text:p>
          </table:table-cell>
          <table:table-cell table:style-name="ce2"/>
          <table:table-cell table:style-name="ce3" table:formula="of:=[.D19]-[.C19]" office:value-type="time" office:time-value="PT01H40M00S">
            <text:p>01.4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2" office:value-type="string">
            <text:p>20 Tue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09H45M00S">
            <text:p>09.45</text:p>
          </table:table-cell>
          <table:table-cell table:style-name="ce2" office:value-type="string">
            <text:p>lettura mail</text:p>
          </table:table-cell>
          <table:table-cell table:style-name="ce2"/>
          <table:table-cell table:style-name="ce3" table:formula="of:=[.D21]-[.C21]" office:value-type="time" office:time-value="PT00H15M00S">
            <text:p>00.15</text:p>
          </table:table-cell>
          <table:table-cell table:style-name="ce4" table:formula="of:=SUM([.G21:.G26])" office:value-type="time" office:time-value="PT07H15M00S">
            <text:p>07.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09H45M00S">
            <text:p>09.45</text:p>
          </table:table-cell>
          <table:table-cell table:style-name="ce3" office:value-type="time" office:time-value="PT12H15M00S">
            <text:p>12.15</text:p>
          </table:table-cell>
          <table:table-cell table:style-name="ce2" office:value-type="string">
            <text:p>stesura report display type per HMD</text:p>
          </table:table-cell>
          <table:table-cell table:style-name="ce2"/>
          <table:table-cell table:style-name="ce3" table:formula="of:=[.D22]-[.C22]" office:value-type="time" office:time-value="PT02H30M00S">
            <text:p>02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15M00S">
            <text:p>12.15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configurazione ed utilizzo latex per report</text:p>
          </table:table-cell>
          <table:table-cell table:style-name="ce2"/>
          <table:table-cell table:style-name="ce3" table:formula="of:=[.D23]-[.C23]" office:value-type="time" office:time-value="PT00H45M00S">
            <text:p>00.4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15M00S">
            <text:p>14.15</text:p>
          </table:table-cell>
          <table:table-cell table:style-name="ce3" office:value-type="time" office:time-value="PT16H15M00S">
            <text:p>16.15</text:p>
          </table:table-cell>
          <table:table-cell table:style-name="ce2" office:value-type="string">
            <text:p>installazione visual studio</text:p>
          </table:table-cell>
          <table:table-cell table:style-name="ce2"/>
          <table:table-cell table:style-name="ce3" table:formula="of:=[.D24]-[.C24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15M00S">
            <text:p>16.15</text:p>
          </table:table-cell>
          <table:table-cell table:style-name="ce3" office:value-type="time" office:time-value="PT16H30M00S">
            <text:p>16.30</text:p>
          </table:table-cell>
          <table:table-cell table:style-name="ce2" office:value-type="string">
            <text:p>fine stesura primo report su display typer per HMD</text:p>
          </table:table-cell>
          <table:table-cell table:style-name="ce2"/>
          <table:table-cell table:style-name="ce3" table:formula="of:=[.D25]-[.C25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30M00S">
            <text:p>16.30</text:p>
          </table:table-cell>
          <table:table-cell table:style-name="ce3" office:value-type="time" office:time-value="PT18H00M00S">
            <text:p>18.00</text:p>
          </table:table-cell>
          <table:table-cell table:style-name="ce2" office:value-type="string">
            <text:p>incontro su XNA</text:p>
          </table:table-cell>
          <table:table-cell table:style-name="ce2"/>
          <table:table-cell table:style-name="ce3" table:formula="of:=[.D26]-[.C26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2" office:value-type="string">
            <text:p>21 Wen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1H00M00S">
            <text:p>11.00</text:p>
          </table:table-cell>
          <table:table-cell table:style-name="ce2" office:value-type="string">
            <text:p>visione progetto XNA per studenti</text:p>
          </table:table-cell>
          <table:table-cell table:style-name="ce2"/>
          <table:table-cell table:style-name="ce3" table:formula="of:=[.D28]-[.C28]" office:value-type="time" office:time-value="PT01H30M00S">
            <text:p>01.30</text:p>
          </table:table-cell>
          <table:table-cell table:style-name="ce4" table:formula="of:=SUM([.G28:.G30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00M00S">
            <text:p>11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talk e prima ricerca su telerobotic control</text:p>
          </table:table-cell>
          <table:table-cell table:style-name="ce2"/>
          <table:table-cell table:style-name="ce3" table:formula="of:=[.D29]-[.C29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visita da Inition (3d devices) a Londra</text:p>
          </table:table-cell>
          <table:table-cell table:style-name="ce2"/>
          <table:table-cell table:style-name="ce3" table:formula="of:=[.D30]-[.C30]" office:value-type="time" office:time-value="PT03H30M00S">
            <text:p>03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2" office:value-type="string">
            <text:p>22 Thu Apr</text:p>
          </table:table-cell>
          <table:table-cell table:style-name="ce3" office:value-type="time" office:time-value="PT10H00M00S">
            <text:p>10.00</text:p>
          </table:table-cell>
          <table:table-cell table:style-name="ce3" office:value-type="time" office:time-value="PT11H45M00S">
            <text:p>11.45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3" table:formula="of:=[.D32]-[.C32]" office:value-type="time" office:time-value="PT01H45M00S">
            <text:p>01.45</text:p>
          </table:table-cell>
          <table:table-cell table:style-name="ce4" table:formula="of:=SUM([.G32:.G36])" office:value-type="time" office:time-value="PT04H10M00S">
            <text:p>04.1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45M00S">
            <text:p>11.45</text:p>
          </table:table-cell>
          <table:table-cell table:style-name="ce3" office:value-type="time" office:time-value="PT12H00M00S">
            <text:p>12.00</text:p>
          </table:table-cell>
          <table:table-cell table:style-name="ce2" office:value-type="string">
            <text:p>incontro prof. Livatino, definizioni acquisti Videre</text:p>
          </table:table-cell>
          <table:table-cell table:style-name="ce2"/>
          <table:table-cell table:style-name="ce3" table:formula="of:=[.D33]-[.C33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00M00S">
            <text:p>12.00</text:p>
          </table:table-cell>
          <table:table-cell table:style-name="ce3" office:value-type="time" office:time-value="PT12H35M00S">
            <text:p>12.35</text:p>
          </table:table-cell>
          <table:table-cell table:style-name="ce2" office:value-type="string">
            <text:p>compilazione moduli per richieste preventivi videocamere</text:p>
          </table:table-cell>
          <table:table-cell table:style-name="ce2"/>
          <table:table-cell table:style-name="ce3" table:formula="of:=[.D34]-[.C34]" office:value-type="time" office:time-value="PT00H35M00S">
            <text:p>00.3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35M00S">
            <text:p>12.35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correzione compiti C per studenti</text:p>
          </table:table-cell>
          <table:table-cell table:style-name="ce2"/>
          <table:table-cell table:style-name="ce3" table:formula="of:=[.D35]-[.C35]" office:value-type="time" office:time-value="PT00H25M00S">
            <text:p>00.2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3H50M00S">
            <text:p>13.50</text:p>
          </table:table-cell>
          <table:table-cell table:style-name="ce3" office:value-type="time" office:time-value="PT15H00M00S">
            <text:p>15.00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3" table:formula="of:=[.D36]-[.C36]" office:value-type="time" office:time-value="PT01H10M00S">
            <text:p>01.1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2" office:value-type="string">
            <text:p>23 Fri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0H00M00S">
            <text:p>10.00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3" table:formula="of:=[.D38]-[.C38]" office:value-type="time" office:time-value="PT00H30M00S">
            <text:p>00.30</text:p>
          </table:table-cell>
          <table:table-cell table:style-name="ce4" table:formula="of:=SUM([.G38:.G43])" office:value-type="time" office:time-value="PT06H15M00S">
            <text:p>06.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0H00M00S">
            <text:p>10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3" table:formula="of:=[.D39]-[.C39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15M00S">
            <text:p>14.15</text:p>
          </table:table-cell>
          <table:table-cell table:style-name="ce3" office:value-type="time" office:time-value="PT14H30M00S">
            <text:p>14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3" table:formula="of:=[.D40]-[.C40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30M00S">
            <text:p>14.30</text:p>
          </table:table-cell>
          <table:table-cell table:style-name="ce3" office:value-type="time" office:time-value="PT16H00M00S">
            <text:p>16.00</text:p>
          </table:table-cell>
          <table:table-cell table:style-name="ce2" office:value-type="string">
            <text:p>meeting con Ales., Loris, Luca su lavoro Alessandro</text:p>
          </table:table-cell>
          <table:table-cell table:style-name="ce2"/>
          <table:table-cell table:style-name="ce3" table:formula="of:=[.D41]-[.C41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00M00S">
            <text:p>16.00</text:p>
          </table:table-cell>
          <table:table-cell table:style-name="ce3" office:value-type="time" office:time-value="PT16H30M00S">
            <text:p>16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3" table:formula="of:=[.D42]-[.C42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30M00S">
            <text:p>16.3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installazione monitor HP 19''</text:p>
          </table:table-cell>
          <table:table-cell table:style-name="ce2"/>
          <table:table-cell table:style-name="ce3" table:formula="of:=[.D43]-[.C43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7H00M00S">
            <text:p>17.0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3" table:formula="of:=[.D44]-[.C44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2" office:value-type="string">
            <text:p>26 Mon Apr</text:p>
          </table:table-cell>
          <table:table-cell table:style-name="ce3" office:value-type="time" office:time-value="PT10H30M00S">
            <text:p>10.30</text:p>
          </table:table-cell>
          <table:table-cell table:style-name="ce3" office:value-type="time" office:time-value="PT11H30M00S">
            <text:p>11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3" table:formula="of:=[.D46]-[.C46]" office:value-type="time" office:time-value="PT01H00M00S">
            <text:p>01.00</text:p>
          </table:table-cell>
          <table:table-cell table:style-name="ce4" table:formula="of:=SUM([.G46:.G49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30M00S">
            <text:p>11.30</text:p>
          </table:table-cell>
          <table:table-cell table:style-name="ce3" office:value-type="time" office:time-value="PT12H00M00S">
            <text:p>12.00</text:p>
          </table:table-cell>
          <table:table-cell table:style-name="ce2" office:value-type="string">
            <text:p>visione lavoro svolto da Amir &amp; Appy</text:p>
          </table:table-cell>
          <table:table-cell table:style-name="ce2"/>
          <table:table-cell table:style-name="ce3" table:formula="of:=[.D47]-[.C47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00M00S">
            <text:p>12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incontro con Amir &amp; Appy</text:p>
          </table:table-cell>
          <table:table-cell table:style-name="ce2"/>
          <table:table-cell table:style-name="ce3" table:formula="of:=[.D48]-[.C48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3H30M00S">
            <text:p>13.3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installazione e prova simulatore Rosen</text:p>
          </table:table-cell>
          <table:table-cell table:style-name="ce2"/>
          <table:table-cell table:style-name="ce3" table:formula="of:=[.D49]-[.C49]" office:value-type="time" office:time-value="PT04H00M00S">
            <text:p>04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2" office:value-type="string">
            <text:p>27 Tue Apr</text:p>
          </table:table-cell>
          <table:table-cell table:style-name="ce3" office:value-type="time" office:time-value="PT10H00M00S">
            <text:p>10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3" table:formula="of:=[.D51]-[.C51]" office:value-type="time" office:time-value="PT03H00M00S">
            <text:p>03.00</text:p>
          </table:table-cell>
          <table:table-cell table:style-name="ce4" table:formula="of:=SUM([.G51:.G52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3" table:formula="of:=[.D52]-[.C52]" office:value-type="time" office:time-value="PT03H30M00S">
            <text:p>03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2" office:value-type="string">
            <text:p>28 Wen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2H15M00S">
            <text:p>12.15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3" table:formula="of:=[.D54]-[.C54]" office:value-type="time" office:time-value="PT02H45M00S">
            <text:p>02.45</text:p>
          </table:table-cell>
          <table:table-cell table:style-name="ce4" table:formula="of:=SUM([.G54:.G56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15M00S">
            <text:p>12.15</text:p>
          </table:table-cell>
          <table:table-cell table:style-name="ce3" office:value-type="time" office:time-value="PT13H30M00S">
            <text:p>13.30</text:p>
          </table:table-cell>
          <table:table-cell table:style-name="ce2" office:value-type="string">
            <text:p>badge e servizi telematici UH</text:p>
          </table:table-cell>
          <table:table-cell table:style-name="ce2"/>
          <table:table-cell table:style-name="ce3" table:formula="of:=[.D55]-[.C55]" office:value-type="time" office:time-value="PT01H15M00S">
            <text:p>01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30M00S">
            <text:p>14.3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3" table:formula="of:=[.D56]-[.C56]" office:value-type="time" office:time-value="PT02H30M00S">
            <text:p>02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2" office:value-type="string">
            <text:p>29 Thu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58]-[.C58]" office:value-type="time" office:time-value="PT03H30M00S">
            <text:p>03.30</text:p>
          </table:table-cell>
          <table:table-cell table:style-name="ce4" table:formula="of:=SUM([.G58:.G59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studio Behaviors in Erlang</text:p>
          </table:table-cell>
          <table:table-cell table:style-name="ce2" office:value-type="string">
            <text:p>R3</text:p>
          </table:table-cell>
          <table:table-cell table:style-name="ce3" table:formula="of:=[.D59]-[.C59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2" office:value-type="string">
            <text:p>30 Fri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1]-[.C61]" office:value-type="time" office:time-value="PT03H30M00S">
            <text:p>03.30</text:p>
          </table:table-cell>
          <table:table-cell table:style-name="ce4" table:formula="of:=SUM([.G61:.G62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2]-[.C62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3">
            <text:p>13</text:p>
          </table:table-cell>
          <table:table-cell table:style-name="ce2" office:value-type="string">
            <text:p>4 Tue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4]-[.C64]" office:value-type="time" office:time-value="PT03H30M00S">
            <text:p>03.30</text:p>
          </table:table-cell>
          <table:table-cell table:style-name="ce4" table:formula="of:=SUM([.G64:.G65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5]-[.C65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2" office:value-type="string">
            <text:p>5 Wen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7]-[.C67]" office:value-type="time" office:time-value="PT03H30M00S">
            <text:p>03.30</text:p>
          </table:table-cell>
          <table:table-cell table:style-name="ce4" table:formula="of:=SUM([.G67:.G68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8]-[.C68]" office:value-type="time" office:time-value="PT03H30M00S">
            <text:p>03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5">
            <text:p>15</text:p>
          </table:table-cell>
          <table:table-cell table:style-name="ce2" office:value-type="string">
            <text:p>6 Thu May</text:p>
          </table:table-cell>
          <table:table-cell table:style-name="ce3" office:value-type="time" office:time-value="PT09H20M00S">
            <text:p>09.2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70]-[.C70]" office:value-type="time" office:time-value="PT03H40M00S">
            <text:p>03.40</text:p>
          </table:table-cell>
          <table:table-cell table:style-name="ce4" table:formula="of:=SUM([.G70:.G73])" office:value-type="time" office:time-value="PT06H40M00S">
            <text:p>06.4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5H55M00S">
            <text:p>15.5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71]-[.C71]" office:value-type="time" office:time-value="PT01H55M00S">
            <text:p>01.5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5H55M00S">
            <text:p>15.55</text:p>
          </table:table-cell>
          <table:table-cell table:style-name="ce3" office:value-type="time" office:time-value="PT16H45M00S">
            <text:p>16.45</text:p>
          </table:table-cell>
          <table:table-cell table:style-name="ce2" office:value-type="string">
            <text:p>seminario Appy &amp; Amir</text:p>
          </table:table-cell>
          <table:table-cell table:style-name="ce2"/>
          <table:table-cell table:style-name="ce3" table:formula="of:=[.D72]-[.C72]" office:value-type="time" office:time-value="PT00H50M00S">
            <text:p>00.5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45M00S">
            <text:p>16.45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commit lavoro svolto</text:p>
          </table:table-cell>
          <table:table-cell table:style-name="ce2"/>
          <table:table-cell table:style-name="ce3" table:formula="of:=[.D73]-[.C73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2" office:value-type="string">
            <text:p>12 Wen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0H30M00S">
            <text:p>10.30</text:p>
          </table:table-cell>
          <table:table-cell table:style-name="ce2" office:value-type="string">
            <text:p>meeting con Loris, chiusura progetto rosen</text:p>
          </table:table-cell>
          <table:table-cell table:style-name="ce2"/>
          <table:table-cell table:style-name="ce3" table:formula="of:=[.D75]-[.C75]" office:value-type="time" office:time-value="PT01H00M00S">
            <text:p>01.00</text:p>
          </table:table-cell>
          <table:table-cell table:style-name="ce4" table:formula="of:=SUM([.G75:.G78])" office:value-type="time" office:time-value="PT07H45M00S">
            <text:p>07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0H30M00S">
            <text:p>10.30</text:p>
          </table:table-cell>
          <table:table-cell table:style-name="ce3" office:value-type="time" office:time-value="PT13H30M00S">
            <text:p>13.30</text:p>
          </table:table-cell>
          <table:table-cell table:style-name="ce2" office:value-type="string">
            <text:p>installazione Soya</text:p>
          </table:table-cell>
          <table:table-cell table:style-name="ce2"/>
          <table:table-cell table:style-name="ce3" table:formula="of:=[.D76]-[.C76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15M00S">
            <text:p>14.15</text:p>
          </table:table-cell>
          <table:table-cell table:style-name="ce3" office:value-type="time" office:time-value="PT16H30M00S">
            <text:p>16.30</text:p>
          </table:table-cell>
          <table:table-cell table:style-name="ce2" office:value-type="string">
            <text:p>installazione Soya</text:p>
          </table:table-cell>
          <table:table-cell table:style-name="ce2"/>
          <table:table-cell table:style-name="ce3" table:formula="of:=[.D77]-[.C77]" office:value-type="time" office:time-value="PT02H15M00S">
            <text:p>02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30M00S">
            <text:p>16.30</text:p>
          </table:table-cell>
          <table:table-cell table:style-name="ce3" office:value-type="time" office:time-value="PT18H00M00S">
            <text:p>18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3" table:formula="of:=[.D78]-[.C78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7">
            <text:p>17</text:p>
          </table:table-cell>
          <table:table-cell table:style-name="ce2" office:value-type="string">
            <text:p>13 Thu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visione codice del simulatore sviluppato da F. Privitera</text:p>
          </table:table-cell>
          <table:table-cell table:style-name="ce2"/>
          <table:table-cell table:style-name="ce3" table:formula="of:=[.D80]-[.C80]" office:value-type="time" office:time-value="PT03H30M00S">
            <text:p>03.30</text:p>
          </table:table-cell>
          <table:table-cell table:style-name="ce4" table:formula="of:=SUM([.G80:.G82])" office:value-type="time" office:time-value="PT05H35M00S">
            <text:p>05.3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5H30M00S">
            <text:p>15.30</text:p>
          </table:table-cell>
          <table:table-cell table:style-name="ce2" office:value-type="string">
            <text:p>modifica codice per cattura screenshot</text:p>
          </table:table-cell>
          <table:table-cell table:style-name="ce2"/>
          <table:table-cell table:style-name="ce3" table:formula="of:=[.D81]-[.C81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5H30M00S">
            <text:p>15.30</text:p>
          </table:table-cell>
          <table:table-cell table:style-name="ce3" office:value-type="time" office:time-value="PT16H05M00S">
            <text:p>16.05</text:p>
          </table:table-cell>
          <table:table-cell table:style-name="ce2" office:value-type="string">
            <text:p>installazione e configurazione tortoiseHG su windows</text:p>
          </table:table-cell>
          <table:table-cell table:style-name="ce2"/>
          <table:table-cell table:style-name="ce3" table:formula="of:=[.D82]-[.C82]" office:value-type="time" office:time-value="PT00H35M00S">
            <text:p>00.3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2" office:value-type="string">
            <text:p>14 Wen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0H30M00S">
            <text:p>10.30</text:p>
          </table:table-cell>
          <table:table-cell table:style-name="ce2" office:value-type="string">
            <text:p>gestione repository</text:p>
          </table:table-cell>
          <table:table-cell table:style-name="ce2"/>
          <table:table-cell table:style-name="ce3" table:formula="of:=[.D84]-[.C84]" office:value-type="time" office:time-value="PT01H00M00S">
            <text:p>01.00</text:p>
          </table:table-cell>
          <table:table-cell table:style-name="ce4" table:formula="of:=SUM([.G84:.G87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0H30M00S">
            <text:p>10.30</text:p>
          </table:table-cell>
          <table:table-cell table:style-name="ce3" office:value-type="time" office:time-value="PT11H30M00S">
            <text:p>11.30</text:p>
          </table:table-cell>
          <table:table-cell table:style-name="ce2" office:value-type="string">
            <text:p>studio ridirezione comandi tramite codice al simulatore</text:p>
          </table:table-cell>
          <table:table-cell table:style-name="ce2"/>
          <table:table-cell table:style-name="ce3" table:formula="of:=[.D85]-[.C85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30M00S">
            <text:p>11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creazione e gestione mappa; camera on border robot</text:p>
          </table:table-cell>
          <table:table-cell table:style-name="ce2"/>
          <table:table-cell table:style-name="ce3" table:formula="of:=[.D86]-[.C86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prime prove di log immagini e dati dal simulatore</text:p>
          </table:table-cell>
          <table:table-cell table:style-name="ce2"/>
          <table:table-cell table:style-name="ce3" table:formula="of:=[.D87]-[.C87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9">
            <text:p>19</text:p>
          </table:table-cell>
          <table:table-cell table:style-name="ce2" office:value-type="string">
            <text:p>17 Mon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1H00M00S">
            <text:p>11.00</text:p>
          </table:table-cell>
          <table:table-cell table:style-name="ce2" office:value-type="string">
            <text:p>ricerca strumeti Python e OpenGL per creare AR</text:p>
          </table:table-cell>
          <table:table-cell table:style-name="ce2"/>
          <table:table-cell table:style-name="ce3" table:formula="of:=[.D89]-[.C89]" office:value-type="time" office:time-value="PT01H30M00S">
            <text:p>01.30</text:p>
          </table:table-cell>
          <table:table-cell table:style-name="ce4" table:formula="of:=SUM([.G89:.G91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00M00S">
            <text:p>11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lettura tutorial pyglet</text:p>
          </table:table-cell>
          <table:table-cell table:style-name="ce2" office:value-type="string">
            <text:p>R4</text:p>
          </table:table-cell>
          <table:table-cell table:style-name="ce3" table:formula="of:=[.D90]-[.C90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lettura OpenGL Distilled</text:p>
          </table:table-cell>
          <table:table-cell table:style-name="ce2" office:value-type="string">
            <text:p>R5</text:p>
          </table:table-cell>
          <table:table-cell table:style-name="ce3" table:formula="of:=[.D91]-[.C91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2" office:value-type="string">
            <text:p>18 Tue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lettura OpenGL Distilled</text:p>
          </table:table-cell>
          <table:table-cell table:style-name="ce2" office:value-type="string">
            <text:p>R5</text:p>
          </table:table-cell>
          <table:table-cell table:style-name="ce3" table:formula="of:=[.D93]-[.C93]" office:value-type="time" office:time-value="PT03H30M00S">
            <text:p>03.30</text:p>
          </table:table-cell>
          <table:table-cell table:style-name="ce4" table:formula="of:=SUM([.G93:.G94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tutorial OpenGL</text:p>
          </table:table-cell>
          <table:table-cell table:style-name="ce2" office:value-type="string">
            <text:p>R6</text:p>
          </table:table-cell>
          <table:table-cell table:style-name="ce3" table:formula="of:=[.D94]-[.C94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1">
            <text:p>21</text:p>
          </table:table-cell>
          <table:table-cell table:style-name="ce2" office:value-type="string">
            <text:p>19 Wed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codice OpenGL con texture</text:p>
          </table:table-cell>
          <table:table-cell table:style-name="ce2"/>
          <table:table-cell table:style-name="ce3" table:formula="of:=[.D96]-[.C96]" office:value-type="time" office:time-value="PT03H30M00S">
            <text:p>03.30</text:p>
          </table:table-cell>
          <table:table-cell table:style-name="ce4" table:formula="of:=SUM([.G96:.G98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6H15M00S">
            <text:p>16.15</text:p>
          </table:table-cell>
          <table:table-cell table:style-name="ce2" office:value-type="string">
            <text:p>codice OpenGL con blending</text:p>
          </table:table-cell>
          <table:table-cell table:style-name="ce2"/>
          <table:table-cell table:style-name="ce3" table:formula="of:=[.D97]-[.C97]" office:value-type="time" office:time-value="PT02H15M00S">
            <text:p>02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15M00S">
            <text:p>16.15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log dati simultaore su mercurial</text:p>
          </table:table-cell>
          <table:table-cell table:style-name="ce2"/>
          <table:table-cell table:style-name="ce3" table:formula="of:=[.D98]-[.C98]" office:value-type="time" office:time-value="PT00H45M00S">
            <text:p>00.4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2">
            <text:p>22</text:p>
          </table:table-cell>
          <table:table-cell table:style-name="ce2" office:value-type="string">
            <text:p>20 Thu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utilizzo codice classe robot da simulatore Privitera</text:p>
          </table:table-cell>
          <table:table-cell table:style-name="ce2"/>
          <table:table-cell table:style-name="ce3" table:formula="of:=[.D100]-[.C100]" office:value-type="time" office:time-value="PT03H30M00S">
            <text:p>03.30</text:p>
          </table:table-cell>
          <table:table-cell table:style-name="ce4" table:formula="of:=SUM([.G100:.G101])" office:value-type="time" office:time-value="PT07H15M00S">
            <text:p>07.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45M00S">
            <text:p>17.45</text:p>
          </table:table-cell>
          <table:table-cell table:style-name="ce2" office:value-type="string">
            <text:p>utilizzo codice classe robot da simulatore Privitera</text:p>
          </table:table-cell>
          <table:table-cell table:style-name="ce2"/>
          <table:table-cell table:style-name="ce3" table:formula="of:=[.D101]-[.C101]" office:value-type="time" office:time-value="PT03H45M00S">
            <text:p>03.4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3">
            <text:p>23</text:p>
          </table:table-cell>
          <table:table-cell table:style-name="ce2" office:value-type="string">
            <text:p>21 Fry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uso texture con codice precedente</text:p>
          </table:table-cell>
          <table:table-cell table:style-name="ce2"/>
          <table:table-cell table:style-name="ce3" table:formula="of:=[.D103]-[.C103]" office:value-type="time" office:time-value="PT03H30M00S">
            <text:p>03.30</text:p>
          </table:table-cell>
          <table:table-cell table:style-name="ce4" table:formula="of:=SUM([.G103:.G104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merge texture e robot</text:p>
          </table:table-cell>
          <table:table-cell table:style-name="ce2"/>
          <table:table-cell table:style-name="ce3" table:formula="of:=[.D104]-[.C104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 table:number-rows-repeated="65432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cuments" table:style-name="ta1" table:print="false"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021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7" office:value-type="string">
            <text:p>ID</text:p>
          </table:table-cell>
          <table:table-cell table:style-name="ce7" office:value-type="string">
            <text:p>Link</text:p>
          </table:table-cell>
          <table:table-cell table:style-name="ce7" office:value-type="string">
            <text:p>About</text:p>
          </table:table-cell>
          <table:table-cell table:style-name="ce7" table:number-columns-repeated="1021"/>
        </table:table-row>
        <table:table-row table:style-name="ro1">
          <table:table-cell office:value-type="string">
            <text:p>R1</text:p>
          </table:table-cell>
          <table:table-cell office:value-type="string">
            <text:p>www.u.arizona.edu/~zrui3/zhang_pHMPD_spie07.pdf</text:p>
          </table:table-cell>
          <table:table-cell office:value-type="string">
            <text:p>HMD and display type</text:p>
          </table:table-cell>
          <table:table-cell table:number-columns-repeated="1021"/>
        </table:table-row>
        <table:table-row table:style-name="ro1">
          <table:table-cell office:value-type="string">
            <text:p>R2</text:p>
          </table:table-cell>
          <table:table-cell office:value-type="string">
            <text:p><text:a xlink:href="http://www.erlang.org/doc/getting_started/intro.html">http://www.erlang.org/doc/getting_started/intro.html</text:a></text:p>
          </table:table-cell>
          <table:table-cell office:value-type="string">
            <text:p>Erlang language intro</text:p>
          </table:table-cell>
          <table:table-cell table:number-columns-repeated="1021"/>
        </table:table-row>
        <table:table-row table:style-name="ro1">
          <table:table-cell office:value-type="string">
            <text:p>R3</text:p>
          </table:table-cell>
          <table:table-cell office:value-type="string">
            <text:p>Elrlang Programming – F. Cesarini &amp; S. Thompson – chapter 12</text:p>
          </table:table-cell>
          <table:table-cell office:value-type="string">
            <text:p>Erlang language</text:p>
          </table:table-cell>
          <table:table-cell table:number-columns-repeated="1021"/>
        </table:table-row>
        <table:table-row table:style-name="ro1">
          <table:table-cell office:value-type="string">
            <text:p>R4</text:p>
          </table:table-cell>
          <table:table-cell office:value-type="string">
            <text:p>http://www.pyglet.org/index.html</text:p>
          </table:table-cell>
          <table:table-cell office:value-type="string">
            <text:p>pyglet tutorial</text:p>
          </table:table-cell>
          <table:table-cell table:number-columns-repeated="1021"/>
        </table:table-row>
        <table:table-row table:style-name="ro1">
          <table:table-cell office:value-type="string">
            <text:p>R5</text:p>
          </table:table-cell>
          <table:table-cell office:value-type="string">
            <text:p><text:a xlink:href="http://proquest.safaribooksonline.com/0321336798/firstchapter">http://proquest.safaribooksonline.com/0321336798/firstchapter</text:a></text:p>
          </table:table-cell>
          <table:table-cell office:value-type="string">
            <text:p>NeHe tutorial (openGL)</text:p>
          </table:table-cell>
          <table:table-cell table:number-columns-repeated="1021"/>
        </table:table-row>
        <table:table-row table:style-name="ro1">
          <table:table-cell office:value-type="string">
            <text:p>R6</text:p>
          </table:table-cell>
          <table:table-cell office:value-type="string">
            <text:p><text:a xlink:href="http://math.hws.edu/bridgeman/courses/324/s06/doc/opengl.html">http://math.hws.edu/bridgeman/courses/324/s06/doc/opengl.html</text:a></text:p>
          </table:table-cell>
          <table:table-cell office:value-type="string">
            <text:p>OpengGL e GLUT tutorial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time-style style:name="N108">
      <number:hours number:style="long"/>
      <number:text>.</number:text>
      <number:minutes number:style="long"/>
    </number:time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1">21/05/2010</text:date>, <text:time>17:19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aniele Ferro</meta:initial-creator>
    <meta:creation-date>2010-04-16T11:07:52.57</meta:creation-date>
    <dc:date>2010-05-21T17:19:08</dc:date>
    <dc:creator>Daniele Ferro</dc:creator>
    <meta:editing-duration>PT61H05M48S</meta:editing-duration>
    <meta:editing-cycles>118</meta:editing-cycles>
    <meta:generator>OpenOffice.org/3.1$Linux OpenOffice.org_project/310m19$Build-9420</meta:generator>
    <meta:document-statistic meta:table-count="2" meta:cell-count="427" meta:object-count="0"/>
  </office:meta>
</office:document-meta>
</file>